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color="#808080" fo:font-family="'Droid Sans Mono'" style:font-family-generic="swiss" style:font-pitch="fixed"/>
    </style:style>
    <style:style style:name="P4" style:family="paragraph">
      <style:text-properties fo:color="#808080" fo:font-family="'Droid Sans Mono'" style:font-family-generic="swiss" style:font-pitch="fixed" fo:font-size="18pt"/>
    </style:style>
    <style:style style:name="P5" style:family="paragraph">
      <style:text-properties fo:font-family="'Droid Sans Mono'" style:font-family-generic="swiss" style:font-pitch="fixed" fo:font-size="18pt"/>
    </style:style>
    <style:style style:name="P6" style:family="paragraph">
      <style:text-properties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color="#808080" fo:font-family="'Droid Sans Mono'" style:font-family-generic="swiss" style:font-pitch="fixed"/>
    </style:style>
    <style:style style:name="T3" style:family="text">
      <style:text-properties fo:color="#808080" fo:font-family="'Droid Sans Mono'" style:font-family-generic="swiss" style:font-pitch="fixed" fo:font-size="18pt"/>
    </style:style>
    <style:style style:name="T4" style:family="text">
      <style:text-properties fo:font-family="'Droid Sans Mono'" style:font-family-generic="swiss" style:font-pitch="fixed" fo:font-size="18pt"/>
    </style:style>
    <style:style style:name="T5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4.599cm" svg:height="3.199cm" svg:x="1.387cm" svg:y="1.508cm">
          <draw:text-box>
            <text:p><text:span text:style-name="T1">=alice</text:span><text:span text:style-name="T1"><text:tab/></text:span><text:span text:style-name="T1"><text:tab/></text:span><text:span text:style-name="T1">'=' for individuals</text:span></text:p>
            <text:p><text:span text:style-name="T1">@acme</text:span><text:span text:style-name="T1"><text:tab/></text:span><text:span text:style-name="T1"><text:tab/></text:span><text:span text:style-name="T1">'@' for organizations</text:span></text:p>
            <text:p><text:span text:style-name="T1">+email</text:span><text:span text:style-name="T1"><text:tab/></text:span><text:span text:style-name="T1"><text:tab/></text:span><text:span text:style-name="T1">'+' for things and concepts</text:span></text:p>
            <text:p><text:span text:style-name="T1">$uri</text:span><text:span text:style-name="T1"><text:tab/></text:span><text:span text:style-name="T1"><text:tab/></text:span><text:span text:style-name="T1">'$' for reserved concepts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51cm" svg:y="1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83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86cm" svg:y1="2.448cm" svg:x2="4.683cm" svg:y2="6.715cm" draw:start-shape="id1" draw:start-glue-point="8" draw:end-shape="id2" draw:end-glue-point="6" svg:d="m1686 2448c0 2845 999 4267 2997 4267">
          <text:p/>
        </draw:connector>
        <draw:frame draw:style-name="gr5" draw:text-style-name="P3" draw:layer="layout" svg:width="2.788cm" svg:height="0.988cm" svg:x="2.27cm" svg:y="3.667cm">
          <draw:text-box>
            <text:p><text:span text:style-name="T2">=alice</text:span></text:p>
          </draw:text-box>
        </draw:frame>
        <draw:frame draw:style-name="gr2" draw:text-style-name="P2" draw:layer="layout" svg:width="2.788cm" svg:height="0.988cm" svg:x="6.721cm" svg:y="6.334cm">
          <draw:text-box>
            <text:p><text:span text:style-name="T1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3.515cm" svg:y="5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7.147cm" svg:y="1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5cm" svg:y1="6.69cm" svg:x2="7.147cm" svg:y2="10.957cm" draw:start-shape="id3" draw:start-glue-point="8" draw:end-shape="id4" draw:end-glue-point="6" svg:d="m4150 6690c0 2845 999 4267 2997 4267">
          <text:p/>
        </draw:connector>
        <draw:frame draw:style-name="gr5" draw:text-style-name="P3" draw:layer="layout" svg:width="2.788cm" svg:height="0.988cm" svg:x="4.734cm" svg:y="7.909cm">
          <draw:text-box>
            <text:p><text:span text:style-name="T2">=alice</text:span></text:p>
          </draw:text-box>
        </draw:frame>
        <draw:frame draw:style-name="gr2" draw:text-style-name="P2" draw:layer="layout" svg:width="2.788cm" svg:height="0.988cm" svg:x="9.185cm" svg:y="10.576cm">
          <draw:text-box>
            <text:p><text:span text:style-name="T1">=alice</text:span></text:p>
          </draw:text-box>
        </draw:frame>
        <draw:custom-shape draw:style-name="gr3" draw:text-style-name="P1" xml:id="id5" draw:id="id5" draw:layer="layout" svg:width="1.27cm" svg:height="1.27cm" svg:x="7.147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7.147cm" svg:y="2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26cm" svg:height="0.988cm" svg:x="9.185cm" svg:y="15.76cm">
          <draw:text-box>
            <text:p><text:span text:style-name="T1">=bob</text:span></text:p>
          </draw:text-box>
        </draw:frame>
        <draw:frame draw:style-name="gr2" draw:text-style-name="P2" draw:layer="layout" svg:width="2.407cm" svg:height="0.988cm" svg:x="9.185cm" svg:y="20.967cm">
          <draw:text-box>
            <text:p><text:span text:style-name="T1">@acme</text:span></text:p>
          </draw:text-box>
        </draw:frame>
        <draw:connector draw:style-name="gr4" draw:text-style-name="P1" draw:layer="layout" draw:type="curve" svg:x1="4.15cm" svg:y1="6.69cm" svg:x2="7.147cm" svg:y2="16.24cm" draw:start-shape="id3" draw:start-glue-point="8" draw:end-shape="id5" draw:end-glue-point="6" svg:d="m4150 6690c0 6367 999 9550 2997 9550">
          <text:p/>
        </draw:connector>
        <draw:connector draw:style-name="gr4" draw:text-style-name="P1" draw:layer="layout" draw:type="curve" svg:x1="4.15cm" svg:y1="6.69cm" svg:x2="7.147cm" svg:y2="21.447cm" draw:start-shape="id3" draw:start-glue-point="8" draw:end-shape="id6" draw:end-glue-point="6" svg:d="m4150 6690c0 9838 999 14757 2997 14757">
          <text:p/>
        </draw:connector>
        <draw:frame draw:style-name="gr6" draw:text-style-name="P3" draw:layer="layout" svg:width="2.026cm" svg:height="1.242cm" svg:x="5.151cm" svg:y="12.739cm">
          <draw:text-box>
            <text:p><text:span text:style-name="T2">=bob</text:span></text:p>
          </draw:text-box>
        </draw:frame>
        <draw:frame draw:style-name="gr5" draw:text-style-name="P3" draw:layer="layout" svg:width="2.407cm" svg:height="0.988cm" svg:x="5.678cm" svg:y="18.191cm">
          <draw:text-box>
            <text:p><text:span text:style-name="T2">@acm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3.515cm" svg:y="2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7.147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5cm" svg:y1="3.464cm" svg:x2="7.147cm" svg:y2="7.731cm" draw:start-shape="id7" draw:start-glue-point="8" draw:end-shape="id8" draw:end-glue-point="6" svg:d="m4150 3464c0 2845 999 4267 2997 4267">
          <text:p/>
        </draw:connector>
        <draw:frame draw:style-name="gr5" draw:text-style-name="P4" draw:layer="layout" svg:width="2.788cm" svg:height="0.988cm" svg:x="4.734cm" svg:y="4.6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9.185cm" svg:y="7.35cm">
          <draw:text-box>
            <text:p><text:span text:style-name="T4">=alice</text:span></text:p>
          </draw:text-box>
        </draw:frame>
        <draw:custom-shape draw:style-name="gr3" draw:text-style-name="P1" xml:id="id9" draw:id="id9" draw:layer="layout" svg:width="1.27cm" svg:height="1.27cm" svg:x="7.147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7.147cm" svg:y="2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9.185cm" svg:y="15.76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9.185cm" svg:y="20.967cm">
          <draw:text-box>
            <text:p><text:span text:style-name="T4">@acme</text:span></text:p>
          </draw:text-box>
        </draw:frame>
        <draw:connector draw:style-name="gr4" draw:text-style-name="P1" draw:layer="layout" draw:type="curve" svg:x1="4.15cm" svg:y1="3.464cm" svg:x2="7.147cm" svg:y2="16.24cm" draw:start-shape="id7" draw:start-glue-point="8" draw:end-shape="id9" draw:end-glue-point="6" svg:d="m4150 3464c0 8518 999 12776 2997 12776">
          <text:p/>
        </draw:connector>
        <draw:connector draw:style-name="gr4" draw:text-style-name="P1" draw:layer="layout" draw:type="curve" svg:x1="4.15cm" svg:y1="3.464cm" svg:x2="7.147cm" svg:y2="21.447cm" draw:start-shape="id7" draw:start-glue-point="8" draw:end-shape="id10" draw:end-glue-point="6" svg:d="m4150 3464c0 11989 999 17983 2997 17983">
          <text:p/>
        </draw:connector>
        <draw:frame draw:style-name="gr6" draw:text-style-name="P4" draw:layer="layout" svg:width="2.026cm" svg:height="1.242cm" svg:x="5.151cm" svg:y="12.739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5.678cm" svg:y="18.191cm">
          <draw:text-box>
            <text:p><text:span text:style-name="T3">@acme</text:span></text:p>
          </draw:text-box>
        </draw:frame>
        <draw:custom-shape draw:style-name="gr3" draw:text-style-name="P1" xml:id="id11" draw:id="id11" draw:layer="layout" svg:width="1.27cm" svg:height="1.27cm" svg:x="11.16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782cm" svg:y1="8.366cm" svg:x2="11.16cm" svg:y2="12.176cm" draw:start-shape="id8" draw:start-glue-point="8" draw:end-shape="id11" draw:end-glue-point="6" svg:d="m7782 8366c0 2540 1126 3810 3378 3810">
          <text:p/>
        </draw:connector>
        <draw:frame draw:style-name="gr5" draw:text-style-name="P4" draw:layer="layout" svg:width="3.55cm" svg:height="0.988cm" svg:x="9.001cm" svg:y="9.3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3.198cm" svg:y="11.696cm">
          <draw:text-box>
            <text:p><text:span text:style-name="T4">=alice&lt;+email&gt;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2" draw:start-glue-point="8" draw:end-shape="id13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14" draw:id="id14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12" draw:start-glue-point="8" draw:end-shape="id14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2" draw:start-glue-point="8" draw:end-shape="id15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16" draw:id="id16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13" draw:start-glue-point="8" draw:end-shape="id16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17" draw:id="id17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16" draw:start-glue-point="8" draw:end-shape="id17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18" draw:id="id18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17" draw:start-glue-point="8" draw:end-shape="id18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4">“</text:span><text:span text:style-name="T4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9" draw:start-glue-point="8" draw:end-shape="id20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21" draw:id="id21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19" draw:start-glue-point="8" draw:end-shape="id21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9" draw:start-glue-point="8" draw:end-shape="id22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23" draw:id="id23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0" draw:start-glue-point="8" draw:end-shape="id23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24" draw:id="id24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23" draw:start-glue-point="8" draw:end-shape="id24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25" draw:id="id25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24" draw:start-glue-point="8" draw:end-shape="id25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frame draw:style-name="gr2" draw:text-style-name="P5" draw:layer="layout" svg:width="6.979cm" svg:height="0.988cm" svg:x="13.065cm" svg:y="21.602cm">
          <draw:text-box>
            <text:p><text:span text:style-name="T4">“</text:span><text:span text:style-name="T4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26" draw:start-glue-point="8" draw:end-shape="id27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28" draw:id="id28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26" draw:start-glue-point="8" draw:end-shape="id28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26" draw:start-glue-point="8" draw:end-shape="id29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30" draw:id="id30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7" draw:start-glue-point="8" draw:end-shape="id30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31" draw:id="id31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0" draw:start-glue-point="8" draw:end-shape="id31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32" draw:id="id32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1" draw:start-glue-point="8" draw:end-shape="id32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connector draw:style-name="gr8" draw:text-style-name="P1" draw:layer="layout" draw:type="curve" svg:x1="5.382cm" svg:y1="7.266cm" svg:x2="5.382cm" svg:y2="20.757cm" draw:start-shape="id27" draw:start-glue-point="8" draw:end-shape="id28" draw:end-glue-point="4" svg:d="m5382 7266v13491">
          <text:p/>
        </draw:connector>
        <draw:frame draw:style-name="gr2" draw:layer="layout" svg:width="2.458cm" svg:height="0.962cm" svg:x="6.08cm" svg:y="14.705cm">
          <draw:text-box>
            <text:p>+friend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4">“</text:span><text:span text:style-name="T4">alice@email.com”</text:span></text:p>
          </draw:text-box>
        </draw:frame>
      </draw:page>
      <draw:page draw:name="page9" draw:style-name="dp1" draw:master-page-name="Default">
        <draw:frame draw:style-name="gr2" draw:text-style-name="P2" draw:layer="layout" svg:width="13.837cm" svg:height="11.306cm" svg:x="2.276cm" svg:y="4.151cm">
          <draw:text-box>
            <text:p><text:span text:style-name="T5">Contextual arcs:</text:span></text:p>
            <text:p><text:span text:style-name="T5"/></text:p>
            <text:p><text:span text:style-name="T1">//=alice</text:span></text:p>
            <text:p><text:span text:style-name="T1">//=bob</text:span></text:p>
            <text:p><text:span text:style-name="T1">//@acme</text:span></text:p>
            <text:p><text:span text:style-name="T1">=alice//&lt;+email&gt;</text:span></text:p>
            <text:p><text:span text:style-name="T1">=alice&lt;+email&gt;//&amp;</text:span></text:p>
            <text:p><text:span text:style-name="T1"/></text:p>
            <text:p><text:span text:style-name="T5">Literal arc:</text:span></text:p>
            <text:p><text:span text:style-name="T5"/></text:p>
            <text:p><text:span text:style-name="T1">=alice&lt;+email&gt;&amp;/&amp;/”alice@email.com”</text:span></text:p>
            <text:p><text:span text:style-name="T1"/></text:p>
            <text:p><text:span text:style-name="T5">Relational arc:</text:span></text:p>
            <text:p><text:span text:style-name="T5"/></text:p>
            <text:p><text:span text:style-name="T1">=alice/+friend/=bob</text:span></text:p>
          </draw:text-box>
        </draw:frame>
      </draw:page>
      <draw:page draw:name="page10" draw:style-name="dp1" draw:master-page-name="Default">
        <draw:custom-shape draw:style-name="gr1" draw:text-style-name="P1" xml:id="id33" draw:id="id33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33" draw:start-glue-point="8" draw:end-shape="id34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35" draw:id="id35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33" draw:start-glue-point="8" draw:end-shape="id35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33" draw:start-glue-point="8" draw:end-shape="id36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37" draw:id="id37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34" draw:start-glue-point="8" draw:end-shape="id37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38" draw:id="id38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7" draw:start-glue-point="8" draw:end-shape="id38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39" draw:id="id39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8" draw:start-glue-point="8" draw:end-shape="id39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connector draw:style-name="gr8" draw:text-style-name="P1" draw:layer="layout" draw:type="curve" svg:x1="5.382cm" svg:y1="7.266cm" svg:x2="5.382cm" svg:y2="20.757cm" draw:start-shape="id34" draw:start-glue-point="8" draw:end-shape="id35" draw:end-glue-point="4" svg:d="m5382 7266v13491">
          <text:p/>
        </draw:connector>
        <draw:frame draw:style-name="gr2" draw:text-style-name="P6" draw:layer="layout" svg:width="2.458cm" svg:height="0.962cm" svg:x="6.08cm" svg:y="14.705cm">
          <draw:text-box>
            <text:p><text:span text:style-name="T6">+friend</text:span>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4">“</text:span><text:span text:style-name="T4">alice@email.c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1-02T01:40:14</dc:date>
    <dc:creator>markus </dc:creator>
    <meta:editing-duration>PT3H10M45S</meta:editing-duration>
    <meta:editing-cycles>14</meta:editing-cycles>
    <meta:generator>LibreOffice/3.5$Linux_X86_64 LibreOffice_project/350m1$Build-2</meta:generator>
    <meta:document-statistic meta:object-count="143"/>
  </office:meta>
</office:document-meta>
</file>